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6cm" svg:height="18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6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14:23:02.530171317</dc:date>
    <meta:editing-duration>PT1H20M40S</meta:editing-duration>
    <meta:editing-cycles>6</meta:editing-cycles>
    <meta:generator>LibreOffice/6.1.4.2$Linux_X86_64 LibreOffice_project/1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4pt" fo:font-weight="bold" style:font-size-asian="10pt" style:font-size-complex="10pt"/>
    </style:style>
    <style:style style:name="ch11" style:family="chart" style:data-style-name="N2">
      <style:chart-properties loext:label-stroke-color="#3465a4" chart:link-data-style-to-source="true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chart-properties loext:label-stroke-color="#3465a4" chart:link-data-style-to-source="true"/>
      <style:graphic-properties draw:stroke="none" draw:fill-color="#579d1c" dr3d:edge-rounding="5%"/>
      <style:text-properties fo:font-size="8pt" style:font-size-asian="10pt" style:font-size-complex="10pt"/>
    </style:style>
    <style:style style:name="ch14" style:family="chart" style:data-style-name="N2">
      <style:chart-properties loext:label-stroke-color="#3465a4" chart:link-data-style-to-source="true"/>
      <style:graphic-properties draw:stroke="none" draw:fill-color="#ffd320" dr3d:edge-rounding="5%"/>
      <style:text-properties fo:font-size="8pt" style:font-size-asian="10pt" style:font-size-complex="10pt"/>
    </style:style>
    <style:style style:name="ch15" style:family="chart" style:data-style-name="N2">
      <style:chart-properties loext:label-stroke-color="#3465a4" chart:link-data-style-to-source="true"/>
      <style:graphic-properties draw:stroke="none" draw:fill-color="#ff420e" dr3d:edge-rounding="5%"/>
      <style:text-properties fo:font-size="8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001cm" svg:height="18.001cm" xlink:href="." xlink:type="simple" chart:class="chart:bar" chart:style-name="ch1">
        <chart:title svg:x="16.329cm" svg:y="0.496cm" chart:style-name="ch2">
          <text:p>ICC competition</text:p>
        </chart:title>
        <chart:legend chart:legend-position="end" svg:x="32.918cm" svg:y="7.456cm" style:legend-expansion="high" chart:style-name="ch3"/>
        <chart:plot-area chart:style-name="ch4" chart:data-source-has-labels="both" svg:x="1.731cm" svg:y="1.635cm" svg:width="30.467cm" svg:height="15.025cm">
          <chartooo:coordinate-region svg:x="2.352cm" svg:y="1.834cm" svg:width="29.846cm" svg:height="14.179cm"/>
          <chart:axis chart:dimension="x" chart:name="primary-x" chart:style-name="ch5" chartooo:axis-type="auto">
            <chartooo:date-scale/>
            <chart:title svg:x="16.43cm" svg:y="17.02cm" chart:style-name="ch6">
              <text:p>bucket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10.659cm" chart:style-name="ch8">
              <text:p>percentage of case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series chart:style-name="ch13" chart:values-cell-range-address="local-table.$E$2:.$E$7" chart:label-cell-address="local-table.$E$1" chart:class="chart:bar">
            <chart:data-point chart:repeated="6"/>
          </chart:series>
          <chart:series chart:style-name="ch14" chart:values-cell-range-address="local-table.$F$2:.$F$7" chart:label-cell-address="local-table.$F$1" chart:class="chart:bar">
            <chart:data-point chart:repeated="6"/>
          </chart:series>
          <chart:series chart:style-name="ch15" chart:values-cell-range-address="local-table.$G$2:.$G$7" chart:label-cell-address="local-table.$G$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dt</text:p>
              </table:table-cell>
              <table:table-cell office:value-type="string">
                <text:p>ada</text:p>
              </table:table-cell>
            </table:table-row>
          </table:table-header-rows>
          <table:table-rows>
            <table:table-row>
              <table:table-cell office:value-type="string">
                <text:p>correct 0</text:p>
              </table:table-cell>
              <table:table-cell office:value-type="float" office:value="22.4431543289214">
                <text:p>22.4431543289214</text:p>
              </table:table-cell>
              <table:table-cell office:value-type="float" office:value="25.0778225837667">
                <text:p>25.0778225837667</text:p>
              </table:table-cell>
              <table:table-cell office:value-type="float" office:value="23.4600493634928">
                <text:p>23.4600493634928</text:p>
              </table:table-cell>
              <table:table-cell office:value-type="float" office:value="21.1014113126358">
                <text:p>21.1014113126358</text:p>
              </table:table-cell>
              <table:table-cell office:value-type="float" office:value="20.9599275559134">
                <text:p>20.9599275559134</text:p>
              </table:table-cell>
              <table:table-cell office:value-type="float" office:value="21.6165608287984">
                <text:p>21.6165608287984</text:p>
              </table:table-cell>
            </table:table-row>
            <table:table-row>
              <table:table-cell office:value-type="string">
                <text:p>missed oportunity</text:p>
              </table:table-cell>
              <table:table-cell office:value-type="float" office:value="2.90554606034004">
                <text:p>2.90554606034004</text:p>
              </table:table-cell>
              <table:table-cell office:value-type="float" office:value="2.04288714644899">
                <text:p>2.04288714644899</text:p>
              </table:table-cell>
              <table:table-cell office:value-type="float" office:value="2.37042289485318">
                <text:p>2.37042289485318</text:p>
              </table:table-cell>
              <table:table-cell office:value-type="float" office:value="3.1154313925537">
                <text:p>3.1154313925537</text:p>
              </table:table-cell>
              <table:table-cell office:value-type="float" office:value="4.02505922029222">
                <text:p>4.02505922029222</text:p>
              </table:table-cell>
              <table:table-cell office:value-type="float" office:value="2.97392964755213">
                <text:p>2.97392964755213</text:p>
              </table:table-cell>
            </table:table-row>
            <table:table-row>
              <table:table-cell office:value-type="string">
                <text:p>false positive</text:p>
              </table:table-cell>
              <table:table-cell office:value-type="float" office:value="7.79534321781016">
                <text:p>7.79534321781016</text:p>
              </table:table-cell>
              <table:table-cell office:value-type="float" office:value="7.38681288460129">
                <text:p>7.38681288460129</text:p>
              </table:table-cell>
              <table:table-cell office:value-type="float" office:value="6.22191370282964">
                <text:p>6.22191370282964</text:p>
              </table:table-cell>
              <table:table-cell office:value-type="float" office:value="8.5805517536867">
                <text:p>8.5805517536867</text:p>
              </table:table-cell>
              <table:table-cell office:value-type="float" office:value="8.72203551040909">
                <text:p>8.72203551040909</text:p>
              </table:table-cell>
              <table:table-cell office:value-type="float" office:value="8.06540223752405">
                <text:p>8.06540223752405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10.2697992993073">
                <text:p>10.2697992993073</text:p>
              </table:table-cell>
              <table:table-cell office:value-type="float" office:value="12.1024183076256">
                <text:p>12.1024183076256</text:p>
              </table:table-cell>
              <table:table-cell office:value-type="float" office:value="10.5624324411873">
                <text:p>10.5624324411873</text:p>
              </table:table-cell>
              <table:table-cell office:value-type="float" office:value="9.8174239434868">
                <text:p>9.8174239434868</text:p>
              </table:table-cell>
              <table:table-cell office:value-type="float" office:value="8.90779611574829">
                <text:p>8.90779611574829</text:p>
              </table:table-cell>
              <table:table-cell office:value-type="float" office:value="9.95892568848837">
                <text:p>9.95892568848837</text:p>
              </table:table-cell>
            </table:table-row>
            <table:table-row>
              <table:table-cell office:value-type="string">
                <text:p>icc shielding</text:p>
              </table:table-cell>
              <table:table-cell office:value-type="float" office:value="2.11570922097747">
                <text:p>2.11570922097747</text:p>
              </table:table-cell>
              <table:table-cell office:value-type="float" office:value="1.59152708639935">
                <text:p>1.59152708639935</text:p>
              </table:table-cell>
              <table:table-cell office:value-type="float" office:value="2.00222542412973">
                <text:p>2.00222542412973</text:p>
              </table:table-cell>
              <table:table-cell office:value-type="float" office:value="1.65488433956563">
                <text:p>1.65488433956563</text:p>
              </table:table-cell>
              <table:table-cell office:value-type="float" office:value="3.32752504902527">
                <text:p>3.32752504902527</text:p>
              </table:table-cell>
              <table:table-cell office:value-type="float" office:value="2.00238420576736">
                <text:p>2.00238420576736</text:p>
              </table:table-cell>
            </table:table-row>
            <table:table-row>
              <table:table-cell office:value-type="string">
                <text:p>correct 1</text:p>
              </table:table-cell>
              <table:table-cell office:value-type="float" office:value="56.3453524668563">
                <text:p>56.3453524668563</text:p>
              </table:table-cell>
              <table:table-cell office:value-type="float" office:value="61.1733729815126">
                <text:p>61.1733729815126</text:p>
              </table:table-cell>
              <table:table-cell office:value-type="float" office:value="55.3829296717593">
                <text:p>55.3829296717593</text:p>
              </table:table-cell>
              <table:table-cell office:value-type="float" office:value="55.7300322422765">
                <text:p>55.7300322422765</text:p>
              </table:table-cell>
              <table:table-cell office:value-type="float" office:value="54.0576565486118">
                <text:p>54.0576565486118</text:p>
              </table:table-cell>
              <table:table-cell office:value-type="float" office:value="55.3827708901216">
                <text:p>55.382770890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